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b675"/>
    </style:style>
    <style:style style:name="P2" style:family="paragraph" style:parent-style-name="Standard">
      <style:text-properties officeooo:paragraph-rsid="0015b675"/>
    </style:style>
    <style:style style:name="P3" style:family="paragraph" style:parent-style-name="Standard">
      <style:text-properties fo:font-weight="bold" officeooo:rsid="001a112d" officeooo:paragraph-rsid="001a112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owels to Uppercase</text:p>
      <text:p text:style-name="P1">#include&lt;iostream&gt;</text:p>
      <text:p text:style-name="P1">using namespace std;</text:p>
      <text:p text:style-name="P1">int main(){</text:p>
      <text:p text:style-name="P1"><text:s text:c="2"/>string s;</text:p>
      <text:p text:style-name="P1"><text:s text:c="2"/>cout&lt;&lt;"Enter the string ";</text:p>
      <text:p text:style-name="P1"><text:s text:c="3"/>getline(cin,s);</text:p>
      <text:p text:style-name="P1"><text:s text:c="2"/>int length;</text:p>
      <text:p text:style-name="P1"><text:s text:c="4"/>length=s.length();</text:p>
      <text:p text:style-name="P1"><text:s text:c="4"/>for(int i=0;i&lt;length;i++){</text:p>
      <text:p text:style-name="P1"><text:s text:c="2"/>if(s[i]== 'a'||s[i]=='e'||s[i]=='i'||s[i]=='o'||s[i]=='u'){</text:p>
      <text:p text:style-name="P1"><text:s text:c="6"/>s[i]=toupper(s[i]);</text:p>
      <text:p text:style-name="P1"><text:s text:c="2"/>}</text:p>
      <text:p text:style-name="P1"><text:s text:c="4"/>}</text:p>
      <text:p text:style-name="P1"><text:s text:c="2"/>cout&lt;&lt;s&lt;&lt;endl;</text:p>
      <text:p text:style-name="P1"><text:s text:c="2"/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0:56:25.057710883</meta:creation-date>
    <dc:date>2022-06-30T12:51:30.382979020</dc:date>
    <meta:editing-duration>PT2H50M10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28" meta:character-count="303" meta:non-whitespace-character-count="256"/>
  </office:meta>
</office:document-meta>
</file>